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jaliOldLipi" svg:font-family="AnjaliOldLip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3pt" style:text-underline-style="none" fo:font-weight="normal" officeooo:rsid="0022a521" officeooo:paragraph-rsid="0022a521" style:font-size-asian="11.3500003814697pt" style:font-weight-asian="normal" style:font-size-complex="13pt" style:font-weight-complex="normal"/>
    </style:style>
    <style:style style:name="P2" style:family="paragraph" style:parent-style-name="Standard">
      <style:text-properties fo:font-size="13pt" style:text-underline-style="none" fo:font-weight="normal" officeooo:rsid="00234dbc" officeooo:paragraph-rsid="00234dbc"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234dbc" officeooo:paragraph-rsid="002cae04"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33d0f3" officeooo:paragraph-rsid="0033d0f3"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3cef9a" officeooo:paragraph-rsid="003cef9a"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4adfbe" officeooo:paragraph-rsid="004adfbe" style:font-size-asian="11.3500003814697pt" style:font-weight-asian="normal" style:font-size-complex="13pt" style:font-weight-complex="normal"/>
    </style:style>
    <style:style style:name="P7" style:family="paragraph" style:parent-style-name="Standard">
      <style:text-properties fo:font-size="13pt" style:text-underline-style="none" fo:font-weight="normal" officeooo:rsid="004ca99a" officeooo:paragraph-rsid="004ca99a" style:font-size-asian="11.3500003814697pt" style:font-weight-asian="normal" style:font-size-complex="13pt" style:font-weight-complex="normal"/>
    </style:style>
    <style:style style:name="P8" style:family="paragraph" style:parent-style-name="Standard">
      <style:text-properties fo:font-size="13pt" style:text-underline-style="none" fo:font-weight="normal" officeooo:rsid="00515bb9" officeooo:paragraph-rsid="00515bb9" style:font-size-asian="11.3500003814697pt" style:font-weight-asian="normal" style:font-size-complex="13pt" style:font-weight-complex="normal"/>
    </style:style>
    <style:style style:name="P9" style:family="paragraph" style:parent-style-name="Standard">
      <style:text-properties fo:font-size="13pt" style:text-underline-style="none" fo:font-weight="normal" officeooo:rsid="0051c2db" officeooo:paragraph-rsid="0051c2db" style:font-size-asian="11.3500003814697pt" style:font-weight-asian="normal" style:font-size-complex="13pt" style:font-weight-complex="normal"/>
    </style:style>
    <style:style style:name="P10" style:family="paragraph" style:parent-style-name="Standard">
      <style:text-properties fo:font-size="13pt" style:text-underline-style="none" fo:font-weight="normal" officeooo:rsid="005458c1" officeooo:paragraph-rsid="005458c1" style:font-size-asian="11.3500003814697pt" style:font-weight-asian="normal" style:font-size-complex="13pt" style:font-weight-complex="normal"/>
    </style:style>
    <style:style style:name="P11" style:family="paragraph" style:parent-style-name="Standard">
      <style:text-properties fo:font-size="13pt" style:text-underline-style="none" fo:font-weight="normal" officeooo:rsid="005780fd" officeooo:paragraph-rsid="005780fd" style:font-size-asian="11.3500003814697pt" style:font-weight-asian="normal" style:font-size-complex="13pt" style:font-weight-complex="normal"/>
    </style:style>
    <style:style style:name="P12" style:family="paragraph" style:parent-style-name="Standard">
      <style:text-properties fo:font-size="13pt" style:text-underline-style="none" fo:font-weight="normal" officeooo:rsid="005780fd" officeooo:paragraph-rsid="005be82a" style:font-size-asian="11.3500003814697pt" style:font-weight-asian="normal" style:font-size-complex="13pt" style:font-weight-complex="normal"/>
    </style:style>
    <style:style style:name="P13" style:family="paragraph" style:parent-style-name="Standard">
      <style:text-properties fo:font-size="13pt" style:text-underline-style="none" fo:font-weight="normal" officeooo:rsid="005780fd" officeooo:paragraph-rsid="0064fa6e" style:font-size-asian="11.3500003814697pt" style:font-weight-asian="normal" style:font-size-complex="13pt" style:font-weight-complex="normal"/>
    </style:style>
    <style:style style:name="P14" style:family="paragraph" style:parent-style-name="Standard">
      <style:text-properties fo:font-size="13pt" style:text-underline-style="none" fo:font-weight="normal" officeooo:rsid="005c76d7" officeooo:paragraph-rsid="005c76d7" style:font-size-asian="11.3500003814697pt" style:font-weight-asian="normal" style:font-size-complex="13pt" style:font-weight-complex="normal"/>
    </style:style>
    <style:style style:name="P15" style:family="paragraph" style:parent-style-name="Standard">
      <style:text-properties fo:font-size="13pt" style:text-underline-style="none" fo:font-weight="normal" officeooo:rsid="005c76d7" officeooo:paragraph-rsid="0076f483" style:font-size-asian="11.3500003814697pt" style:font-weight-asian="normal" style:font-size-complex="13pt" style:font-weight-complex="normal"/>
    </style:style>
    <style:style style:name="P16" style:family="paragraph" style:parent-style-name="Standard">
      <style:text-properties fo:font-size="13pt" style:text-underline-style="none" fo:font-weight="normal" officeooo:rsid="005c76d7" officeooo:paragraph-rsid="007d7e7f" style:font-size-asian="11.3500003814697pt" style:font-weight-asian="normal" style:font-size-complex="13pt" style:font-weight-complex="normal"/>
    </style:style>
    <style:style style:name="P17" style:family="paragraph" style:parent-style-name="Standard">
      <style:text-properties fo:font-size="13pt" style:text-underline-style="none" fo:font-weight="normal" officeooo:rsid="0061f9a8" officeooo:paragraph-rsid="0061f9a8" style:font-size-asian="11.3500003814697pt" style:font-weight-asian="normal" style:font-size-complex="13pt" style:font-weight-complex="normal"/>
    </style:style>
    <style:style style:name="P18" style:family="paragraph" style:parent-style-name="Standard">
      <style:text-properties fo:font-size="13pt" style:text-underline-style="none" fo:font-weight="normal" officeooo:rsid="0064fa6e" officeooo:paragraph-rsid="0064fa6e" style:font-size-asian="11.3500003814697pt" style:font-weight-asian="normal" style:font-size-complex="13pt" style:font-weight-complex="normal"/>
    </style:style>
    <style:style style:name="P19" style:family="paragraph" style:parent-style-name="Standard">
      <style:text-properties fo:font-size="13pt" style:text-underline-style="none" fo:font-weight="normal" officeooo:rsid="0071d55f" officeooo:paragraph-rsid="0071d55f" style:font-size-asian="11.3500003814697pt" style:font-weight-asian="normal" style:font-size-complex="13pt" style:font-weight-complex="normal"/>
    </style:style>
    <style:style style:name="P20" style:family="paragraph" style:parent-style-name="Standard">
      <style:text-properties fo:font-size="13pt" style:text-underline-style="none" fo:font-weight="normal" officeooo:rsid="0074d9b2" officeooo:paragraph-rsid="0074d9b2" style:font-size-asian="11.3500003814697pt" style:font-weight-asian="normal" style:font-size-complex="13pt" style:font-weight-complex="normal"/>
    </style:style>
    <style:style style:name="P21" style:family="paragraph" style:parent-style-name="Standard">
      <style:text-properties style:font-name="AnjaliOldLipi" fo:font-size="13pt" style:text-underline-style="none" fo:font-weight="normal" officeooo:rsid="0022a521" officeooo:paragraph-rsid="0022a521" style:font-size-asian="11.3500003814697pt" style:font-weight-asian="normal" style:font-size-complex="13pt" style:font-weight-complex="normal"/>
    </style:style>
    <style:style style:name="P22" style:family="paragraph" style:parent-style-name="Standard">
      <style:text-properties style:font-name="AnjaliOldLipi" fo:font-size="13pt" style:text-underline-style="none" fo:font-weight="normal" officeooo:rsid="001cc81d" style:font-size-asian="11.3500003814697pt" style:font-weight-asian="normal" style:font-size-complex="13pt" style:font-weight-complex="normal"/>
    </style:style>
    <style:style style:name="P23" style:family="paragraph" style:parent-style-name="Standard">
      <style:text-properties style:font-name="AnjaliOldLipi" fo:font-size="13pt" style:text-underline-style="none" fo:font-weight="normal" officeooo:rsid="00234dbc" officeooo:paragraph-rsid="00234dbc" style:font-size-asian="11.3500003814697pt" style:font-weight-asian="normal" style:font-size-complex="13pt" style:font-weight-complex="normal"/>
    </style:style>
    <style:style style:name="P24" style:family="paragraph" style:parent-style-name="Standard">
      <style:text-properties style:font-name="AnjaliOldLipi" fo:font-size="13pt" style:text-underline-style="none" fo:font-weight="normal" officeooo:rsid="002604cc" officeooo:paragraph-rsid="00234dbc" style:font-size-asian="11.3500003814697pt" style:font-weight-asian="normal" style:font-size-complex="13pt" style:font-weight-complex="normal"/>
    </style:style>
    <style:style style:name="P25" style:family="paragraph" style:parent-style-name="Standard">
      <style:text-properties style:font-name="AnjaliOldLipi" fo:font-size="13pt" style:text-underline-style="none" fo:font-weight="normal" officeooo:rsid="002a5271" officeooo:paragraph-rsid="00234dbc" style:font-size-asian="11.3500003814697pt" style:font-weight-asian="normal" style:font-size-complex="13pt" style:font-weight-complex="normal"/>
    </style:style>
    <style:style style:name="P26" style:family="paragraph" style:parent-style-name="Standard">
      <style:text-properties style:font-name="AnjaliOldLipi" fo:font-size="13pt" style:text-underline-style="none" fo:font-weight="normal" officeooo:rsid="002aa3ac" officeooo:paragraph-rsid="00234dbc" style:font-size-asian="11.3500003814697pt" style:font-weight-asian="normal" style:font-size-complex="13pt" style:font-weight-complex="normal"/>
    </style:style>
    <style:style style:name="P27" style:family="paragraph" style:parent-style-name="Standard">
      <style:text-properties style:font-name="AnjaliOldLipi" fo:font-size="13pt" style:text-underline-style="none" fo:font-weight="normal" officeooo:rsid="002ac1dc" officeooo:paragraph-rsid="00234dbc" style:font-size-asian="11.3500003814697pt" style:font-weight-asian="normal" style:font-size-complex="13pt" style:font-weight-complex="normal"/>
    </style:style>
    <style:style style:name="P28" style:family="paragraph" style:parent-style-name="Standard">
      <style:text-properties style:font-name="AnjaliOldLipi" fo:font-size="13pt" style:text-underline-style="none" fo:font-weight="normal" officeooo:rsid="002beebe" officeooo:paragraph-rsid="00234dbc" style:font-size-asian="11.3500003814697pt" style:font-weight-asian="normal" style:font-size-complex="13pt" style:font-weight-complex="normal"/>
    </style:style>
    <style:style style:name="P29" style:family="paragraph" style:parent-style-name="Standard">
      <style:text-properties style:font-name="AnjaliOldLipi" fo:font-size="13pt" style:text-underline-style="none" fo:font-weight="normal" officeooo:rsid="002beebe" officeooo:paragraph-rsid="002cae04" style:font-size-asian="11.3500003814697pt" style:font-weight-asian="normal" style:font-size-complex="13pt" style:font-weight-complex="normal"/>
    </style:style>
    <style:style style:name="P30" style:family="paragraph" style:parent-style-name="Standard">
      <style:text-properties style:font-name="AnjaliOldLipi" fo:font-size="13pt" style:text-underline-style="none" fo:font-weight="normal" officeooo:rsid="00310e68" officeooo:paragraph-rsid="00234dbc" style:font-size-asian="11.3500003814697pt" style:font-weight-asian="normal" style:font-size-complex="13pt" style:font-weight-complex="normal"/>
    </style:style>
    <style:style style:name="P31" style:family="paragraph" style:parent-style-name="Standard">
      <style:text-properties style:font-name="AnjaliOldLipi" fo:font-size="13pt" style:text-underline-style="none" fo:font-weight="normal" officeooo:rsid="0039fc2a" officeooo:paragraph-rsid="0033d0f3" style:font-size-asian="11.3500003814697pt" style:font-weight-asian="normal" style:font-size-complex="13pt" style:font-weight-complex="normal"/>
    </style:style>
    <style:style style:name="P32" style:family="paragraph" style:parent-style-name="Standard">
      <style:text-properties style:font-name="AnjaliOldLipi" fo:font-size="13pt" style:text-underline-style="none" fo:font-weight="normal" officeooo:rsid="003cef9a" officeooo:paragraph-rsid="003cef9a" style:font-size-asian="11.3500003814697pt" style:font-weight-asian="normal" style:font-size-complex="13pt" style:font-weight-complex="normal"/>
    </style:style>
    <style:style style:name="P33" style:family="paragraph" style:parent-style-name="Standard">
      <style:text-properties style:font-name="AnjaliOldLipi" fo:font-size="13pt" style:text-underline-style="none" fo:font-weight="normal" officeooo:rsid="003da00a" officeooo:paragraph-rsid="003cef9a" style:font-size-asian="11.3500003814697pt" style:font-weight-asian="normal" style:font-size-complex="13pt" style:font-weight-complex="normal"/>
    </style:style>
    <style:style style:name="P34" style:family="paragraph" style:parent-style-name="Standard">
      <style:text-properties style:font-name="AnjaliOldLipi" fo:font-size="13pt" style:text-underline-style="none" fo:font-weight="normal" officeooo:rsid="004adfbe" officeooo:paragraph-rsid="004adfbe" style:font-size-asian="11.3500003814697pt" style:font-weight-asian="normal" style:font-size-complex="13pt" style:font-weight-complex="normal"/>
    </style:style>
    <style:style style:name="P35" style:family="paragraph" style:parent-style-name="Standard">
      <style:text-properties style:font-name="AnjaliOldLipi" fo:font-size="13pt" style:text-underline-style="none" fo:font-weight="normal" officeooo:rsid="004d9dd8" officeooo:paragraph-rsid="004d9dd8" style:font-size-asian="11.3500003814697pt" style:font-weight-asian="normal" style:font-size-complex="13pt" style:font-weight-complex="normal"/>
    </style:style>
    <style:style style:name="P36" style:family="paragraph" style:parent-style-name="Standard">
      <style:text-properties style:font-name="AnjaliOldLipi" fo:font-size="13pt" style:text-underline-style="none" fo:font-weight="normal" officeooo:rsid="004d9dd8" officeooo:paragraph-rsid="004ca99a" style:font-size-asian="11.3500003814697pt" style:font-weight-asian="normal" style:font-size-complex="13pt" style:font-weight-complex="normal"/>
    </style:style>
    <style:style style:name="P37" style:family="paragraph" style:parent-style-name="Standard">
      <style:text-properties style:font-name="AnjaliOldLipi" fo:font-size="13pt" style:text-underline-style="none" fo:font-weight="normal" officeooo:rsid="004ca99a" officeooo:paragraph-rsid="004ca99a" style:font-size-asian="11.3500003814697pt" style:font-weight-asian="normal" style:font-size-complex="13pt" style:font-weight-complex="normal"/>
    </style:style>
    <style:style style:name="P38" style:family="paragraph" style:parent-style-name="Standard">
      <style:text-properties style:font-name="AnjaliOldLipi" fo:font-size="13pt" style:text-underline-style="none" fo:font-weight="normal" officeooo:rsid="0050ad8d" officeooo:paragraph-rsid="004ca99a" style:font-size-asian="11.3500003814697pt" style:font-weight-asian="normal" style:font-size-complex="13pt" style:font-weight-complex="normal"/>
    </style:style>
    <style:style style:name="P39" style:family="paragraph" style:parent-style-name="Standard">
      <style:text-properties style:font-name="AnjaliOldLipi" fo:font-size="13pt" style:text-underline-style="none" fo:font-weight="normal" officeooo:rsid="0061f9a8" officeooo:paragraph-rsid="0061f9a8" style:font-size-asian="11.3500003814697pt" style:font-weight-asian="normal" style:font-size-complex="13pt" style:font-weight-complex="normal"/>
    </style:style>
    <style:style style:name="P40" style:family="paragraph" style:parent-style-name="Standard">
      <style:text-properties style:font-name="AnjaliOldLipi" fo:font-size="13pt" style:text-underline-style="none" fo:font-weight="normal" officeooo:rsid="006206bc" officeooo:paragraph-rsid="0061f9a8" style:font-size-asian="11.3500003814697pt" style:font-weight-asian="normal" style:font-size-complex="13pt" style:font-weight-complex="normal"/>
    </style:style>
    <style:style style:name="P41" style:family="paragraph" style:parent-style-name="Standard">
      <style:text-properties style:font-name="AnjaliOldLipi" fo:font-size="13pt" style:text-underline-style="none" fo:font-weight="normal" officeooo:rsid="006398c0" officeooo:paragraph-rsid="0064fa6e" style:font-size-asian="11.3500003814697pt" style:font-weight-asian="normal" style:font-size-complex="13pt" style:font-weight-complex="normal"/>
    </style:style>
    <style:style style:name="P42" style:family="paragraph" style:parent-style-name="Standard">
      <style:text-properties style:font-name="AnjaliOldLipi" fo:font-size="13pt" style:text-underline-style="none" fo:font-weight="normal" officeooo:rsid="00515bb9" officeooo:paragraph-rsid="00515bb9" style:font-size-asian="11.3500003814697pt" style:font-weight-asian="normal" style:font-size-complex="13pt" style:font-weight-complex="normal"/>
    </style:style>
    <style:style style:name="P43" style:family="paragraph" style:parent-style-name="Standard">
      <style:text-properties style:font-name="AnjaliOldLipi" fo:font-size="13pt" style:text-underline-style="none" fo:font-weight="normal" officeooo:rsid="0051c2db" officeooo:paragraph-rsid="0051c2db" style:font-size-asian="11.3500003814697pt" style:font-weight-asian="normal" style:font-size-complex="13pt" style:font-weight-complex="normal"/>
    </style:style>
    <style:style style:name="P44" style:family="paragraph" style:parent-style-name="Standard">
      <style:text-properties style:font-name="AnjaliOldLipi" fo:font-size="13pt" style:text-underline-style="none" fo:font-weight="normal" officeooo:rsid="00532476" officeooo:paragraph-rsid="0051c2db" style:font-size-asian="11.3500003814697pt" style:font-weight-asian="normal" style:font-size-complex="13pt" style:font-weight-complex="normal"/>
    </style:style>
    <style:style style:name="P45" style:family="paragraph" style:parent-style-name="Standard">
      <style:text-properties style:font-name="AnjaliOldLipi" fo:font-size="13pt" style:text-underline-style="none" fo:font-weight="normal" officeooo:rsid="005458c1" officeooo:paragraph-rsid="005458c1" style:font-size-asian="11.3500003814697pt" style:font-weight-asian="normal" style:font-size-complex="13pt" style:font-weight-complex="normal"/>
    </style:style>
    <style:style style:name="P46" style:family="paragraph" style:parent-style-name="Standard">
      <style:text-properties style:font-name="AnjaliOldLipi" fo:font-size="13pt" style:text-underline-style="none" fo:font-weight="normal" officeooo:rsid="00563dcf" officeooo:paragraph-rsid="005458c1" style:font-size-asian="11.3500003814697pt" style:font-weight-asian="normal" style:font-size-complex="13pt" style:font-weight-complex="normal"/>
    </style:style>
    <style:style style:name="P47" style:family="paragraph" style:parent-style-name="Standard">
      <style:text-properties style:font-name="AnjaliOldLipi" fo:font-size="13pt" style:text-underline-style="none" fo:font-weight="normal" officeooo:rsid="0058860f" officeooo:paragraph-rsid="005780fd" style:font-size-asian="11.3500003814697pt" style:font-weight-asian="normal" style:font-size-complex="13pt" style:font-weight-complex="normal"/>
    </style:style>
    <style:style style:name="P48" style:family="paragraph" style:parent-style-name="Standard">
      <style:text-properties style:font-name="AnjaliOldLipi" fo:font-size="13pt" style:text-underline-style="none" fo:font-weight="normal" officeooo:rsid="0058860f" officeooo:paragraph-rsid="0064fa6e" style:font-size-asian="11.3500003814697pt" style:font-weight-asian="normal" style:font-size-complex="13pt" style:font-weight-complex="normal"/>
    </style:style>
    <style:style style:name="P49" style:family="paragraph" style:parent-style-name="Standard">
      <style:text-properties style:font-name="AnjaliOldLipi" fo:font-size="13pt" style:text-underline-style="none" fo:font-weight="normal" officeooo:rsid="005be82a" officeooo:paragraph-rsid="005be82a" style:font-size-asian="11.3500003814697pt" style:font-weight-asian="normal" style:font-size-complex="13pt" style:font-weight-complex="normal"/>
    </style:style>
    <style:style style:name="P50" style:family="paragraph" style:parent-style-name="Standard">
      <style:text-properties style:font-name="AnjaliOldLipi" fo:font-size="13pt" style:text-underline-style="none" fo:font-weight="normal" officeooo:rsid="005be82a" officeooo:paragraph-rsid="005c0112" style:font-size-asian="11.3500003814697pt" style:font-weight-asian="normal" style:font-size-complex="13pt" style:font-weight-complex="normal"/>
    </style:style>
    <style:style style:name="P51" style:family="paragraph" style:parent-style-name="Standard">
      <style:text-properties style:font-name="AnjaliOldLipi" fo:font-size="13pt" style:text-underline-style="none" fo:font-weight="normal" officeooo:rsid="005c0112" officeooo:paragraph-rsid="005be82a" style:font-size-asian="11.3500003814697pt" style:font-weight-asian="normal" style:font-size-complex="13pt" style:font-weight-complex="normal"/>
    </style:style>
    <style:style style:name="P52" style:family="paragraph" style:parent-style-name="Standard">
      <style:text-properties style:font-name="AnjaliOldLipi" fo:font-size="13pt" style:text-underline-style="none" fo:font-weight="normal" officeooo:rsid="005c76d7" officeooo:paragraph-rsid="005c76d7" style:font-size-asian="11.3500003814697pt" style:font-weight-asian="normal" style:font-size-complex="13pt" style:font-weight-complex="normal"/>
    </style:style>
    <style:style style:name="P53" style:family="paragraph" style:parent-style-name="Standard">
      <style:text-properties style:font-name="AnjaliOldLipi" fo:font-size="13pt" style:text-underline-style="none" fo:font-weight="normal" officeooo:rsid="0066682d" officeooo:paragraph-rsid="005c76d7" style:font-size-asian="11.3500003814697pt" style:font-weight-asian="normal" style:font-size-complex="13pt" style:font-weight-complex="normal"/>
    </style:style>
    <style:style style:name="P54" style:family="paragraph" style:parent-style-name="Standard">
      <style:text-properties style:font-name="AnjaliOldLipi" fo:font-size="13pt" style:text-underline-style="none" fo:font-weight="normal" officeooo:rsid="0074d9b2" officeooo:paragraph-rsid="0074d9b2" style:font-size-asian="11.3500003814697pt" style:font-weight-asian="normal" style:font-size-complex="13pt" style:font-weight-complex="normal"/>
    </style:style>
    <style:style style:name="P55" style:family="paragraph" style:parent-style-name="Standard">
      <style:text-properties style:font-name="AnjaliOldLipi" fo:font-size="13pt" style:text-underline-style="none" fo:font-weight="normal" officeooo:rsid="0075f1b4" officeooo:paragraph-rsid="005c76d7" style:font-size-asian="11.3500003814697pt" style:font-weight-asian="normal" style:font-size-complex="13pt" style:font-weight-complex="normal"/>
    </style:style>
    <style:style style:name="P56" style:family="paragraph" style:parent-style-name="Standard">
      <style:text-properties style:font-name="AnjaliOldLipi" fo:font-size="13pt" style:text-underline-style="none" fo:font-weight="normal" officeooo:rsid="0076f483" officeooo:paragraph-rsid="007d7e7f" style:font-size-asian="11.3500003814697pt" style:font-weight-asian="normal" style:font-size-complex="13pt" style:font-weight-complex="normal"/>
    </style:style>
    <style:style style:name="P57" style:family="paragraph" style:parent-style-name="Standard">
      <style:text-properties style:font-name="AnjaliOldLipi" fo:font-size="13pt" style:text-underline-style="none" fo:font-weight="normal" officeooo:rsid="0083c418" officeooo:paragraph-rsid="007d7e7f" style:font-size-asian="11.3500003814697pt" style:font-weight-asian="normal" style:font-size-complex="13pt" style:font-weight-complex="normal"/>
    </style:style>
    <style:style style:name="P58" style:family="paragraph" style:parent-style-name="Standard">
      <style:text-properties style:font-name="AnjaliOldLipi" fo:font-size="13pt" style:text-underline-style="none" fo:font-weight="normal" officeooo:rsid="005d62b4" officeooo:paragraph-rsid="005c76d7" style:font-size-asian="11.3500003814697pt" style:font-weight-asian="normal" style:font-size-complex="13pt" style:font-weight-complex="normal"/>
    </style:style>
    <style:style style:name="P59" style:family="paragraph" style:parent-style-name="Standard">
      <style:text-properties style:font-name="AnjaliOldLipi" fo:font-size="13pt" style:text-underline-style="none" fo:font-weight="normal" officeooo:rsid="0064fa6e" officeooo:paragraph-rsid="0064fa6e" style:font-size-asian="11.3500003814697pt" style:font-weight-asian="normal" style:font-size-complex="13pt" style:font-weight-complex="normal"/>
    </style:style>
    <style:style style:name="T1" style:family="text">
      <style:text-properties style:font-name="AnjaliOldLipi"/>
    </style:style>
    <style:style style:name="T2" style:family="text">
      <style:text-properties style:font-name="AnjaliOldLipi" fo:font-size="16pt" style:text-underline-style="solid" style:text-underline-width="auto" style:text-underline-color="font-color" fo:font-weight="bold" officeooo:rsid="001cc81d" style:font-size-asian="14pt" style:font-weight-asian="bold" style:font-size-complex="16pt" style:font-weight-complex="bold"/>
    </style:style>
    <style:style style:name="T3" style:family="text">
      <style:text-properties style:font-name="AnjaliOldLipi" officeooo:rsid="001cc81d"/>
    </style:style>
    <style:style style:name="T4" style:family="text">
      <style:text-properties style:font-name="AnjaliOldLipi" officeooo:rsid="0024e625"/>
    </style:style>
    <style:style style:name="T5" style:family="text">
      <style:text-properties style:font-name="AnjaliOldLipi" officeooo:rsid="002604cc"/>
    </style:style>
    <style:style style:name="T6" style:family="text">
      <style:text-properties style:font-name="AnjaliOldLipi" officeooo:rsid="0027a45b"/>
    </style:style>
    <style:style style:name="T7" style:family="text">
      <style:text-properties style:font-name="AnjaliOldLipi" officeooo:rsid="002a5271"/>
    </style:style>
    <style:style style:name="T8" style:family="text">
      <style:text-properties style:font-name="AnjaliOldLipi" officeooo:rsid="002aa3ac"/>
    </style:style>
    <style:style style:name="T9" style:family="text">
      <style:text-properties style:font-name="AnjaliOldLipi" officeooo:rsid="002ac1dc"/>
    </style:style>
    <style:style style:name="T10" style:family="text">
      <style:text-properties style:font-name="AnjaliOldLipi" officeooo:rsid="002beebe"/>
    </style:style>
    <style:style style:name="T11" style:family="text">
      <style:text-properties style:font-name="AnjaliOldLipi" officeooo:rsid="002cae04"/>
    </style:style>
    <style:style style:name="T12" style:family="text">
      <style:text-properties style:font-name="AnjaliOldLipi" officeooo:rsid="002e4343"/>
    </style:style>
    <style:style style:name="T13" style:family="text">
      <style:text-properties style:font-name="AnjaliOldLipi" officeooo:rsid="002fb988"/>
    </style:style>
    <style:style style:name="T14" style:family="text">
      <style:text-properties style:font-name="AnjaliOldLipi" officeooo:rsid="00310e68"/>
    </style:style>
    <style:style style:name="T15" style:family="text">
      <style:text-properties style:font-name="AnjaliOldLipi" officeooo:rsid="003304f8"/>
    </style:style>
    <style:style style:name="T16" style:family="text">
      <style:text-properties style:font-name="AnjaliOldLipi" officeooo:rsid="00337994"/>
    </style:style>
    <style:style style:name="T17" style:family="text">
      <style:text-properties style:font-name="AnjaliOldLipi" officeooo:rsid="003798ec"/>
    </style:style>
    <style:style style:name="T18" style:family="text">
      <style:text-properties style:font-name="AnjaliOldLipi" officeooo:rsid="00383c62"/>
    </style:style>
    <style:style style:name="T19" style:family="text">
      <style:text-properties style:font-name="AnjaliOldLipi" officeooo:rsid="0039fc2a"/>
    </style:style>
    <style:style style:name="T20" style:family="text">
      <style:text-properties style:font-name="AnjaliOldLipi" officeooo:rsid="003da00a"/>
    </style:style>
    <style:style style:name="T21" style:family="text">
      <style:text-properties style:font-name="AnjaliOldLipi" officeooo:rsid="003f9a85"/>
    </style:style>
    <style:style style:name="T22" style:family="text">
      <style:text-properties style:font-name="AnjaliOldLipi" officeooo:rsid="00434bdb"/>
    </style:style>
    <style:style style:name="T23" style:family="text">
      <style:text-properties style:font-name="AnjaliOldLipi" officeooo:rsid="00448c8d"/>
    </style:style>
    <style:style style:name="T24" style:family="text">
      <style:text-properties style:font-name="AnjaliOldLipi" officeooo:rsid="00470afa"/>
    </style:style>
    <style:style style:name="T25" style:family="text">
      <style:text-properties style:font-name="AnjaliOldLipi" officeooo:rsid="004d9dd8"/>
    </style:style>
    <style:style style:name="T26" style:family="text">
      <style:text-properties style:font-name="AnjaliOldLipi" officeooo:rsid="004dd677"/>
    </style:style>
    <style:style style:name="T27" style:family="text">
      <style:text-properties style:font-name="AnjaliOldLipi" officeooo:rsid="004f0c30"/>
    </style:style>
    <style:style style:name="T28" style:family="text">
      <style:text-properties style:font-name="AnjaliOldLipi" officeooo:rsid="0050ad8d"/>
    </style:style>
    <style:style style:name="T29" style:family="text">
      <style:text-properties style:font-name="AnjaliOldLipi" officeooo:rsid="00532476"/>
    </style:style>
    <style:style style:name="T30" style:family="text">
      <style:text-properties style:font-name="AnjaliOldLipi" officeooo:rsid="00548146"/>
    </style:style>
    <style:style style:name="T31" style:family="text">
      <style:text-properties style:font-name="AnjaliOldLipi" officeooo:rsid="00563dcf"/>
    </style:style>
    <style:style style:name="T32" style:family="text">
      <style:text-properties style:font-name="AnjaliOldLipi" officeooo:rsid="0058860f"/>
    </style:style>
    <style:style style:name="T33" style:family="text">
      <style:text-properties style:font-name="AnjaliOldLipi" officeooo:rsid="005a074d"/>
    </style:style>
    <style:style style:name="T34" style:family="text">
      <style:text-properties style:font-name="AnjaliOldLipi" officeooo:rsid="005be82a"/>
    </style:style>
    <style:style style:name="T35" style:family="text">
      <style:text-properties style:font-name="AnjaliOldLipi" officeooo:rsid="005c0112"/>
    </style:style>
    <style:style style:name="T36" style:family="text">
      <style:text-properties style:font-name="AnjaliOldLipi" officeooo:rsid="005c76d7"/>
    </style:style>
    <style:style style:name="T37" style:family="text">
      <style:text-properties style:font-name="AnjaliOldLipi" officeooo:rsid="005d62b4"/>
    </style:style>
    <style:style style:name="T38" style:family="text">
      <style:text-properties style:font-name="AnjaliOldLipi" officeooo:rsid="005e9da1"/>
    </style:style>
    <style:style style:name="T39" style:family="text">
      <style:text-properties style:font-name="AnjaliOldLipi" officeooo:rsid="005fe750"/>
    </style:style>
    <style:style style:name="T40" style:family="text">
      <style:text-properties style:font-name="AnjaliOldLipi" officeooo:rsid="0060591c"/>
    </style:style>
    <style:style style:name="T41" style:family="text">
      <style:text-properties style:font-name="AnjaliOldLipi" officeooo:rsid="006206bc"/>
    </style:style>
    <style:style style:name="T42" style:family="text">
      <style:text-properties style:font-name="AnjaliOldLipi" officeooo:rsid="006398c0"/>
    </style:style>
    <style:style style:name="T43" style:family="text">
      <style:text-properties style:font-name="AnjaliOldLipi" officeooo:rsid="0064fa6e"/>
    </style:style>
    <style:style style:name="T44" style:family="text">
      <style:text-properties style:font-name="AnjaliOldLipi" officeooo:rsid="0066682d"/>
    </style:style>
    <style:style style:name="T45" style:family="text">
      <style:text-properties style:font-name="AnjaliOldLipi" officeooo:rsid="0070ba2a"/>
    </style:style>
    <style:style style:name="T46" style:family="text">
      <style:text-properties style:font-name="AnjaliOldLipi" officeooo:rsid="0074d9b2"/>
    </style:style>
    <style:style style:name="T47" style:family="text">
      <style:text-properties style:font-name="AnjaliOldLipi" officeooo:rsid="0075f1b4"/>
    </style:style>
    <style:style style:name="T48" style:family="text">
      <style:text-properties style:font-name="AnjaliOldLipi" officeooo:rsid="0076f483"/>
    </style:style>
    <style:style style:name="T49" style:family="text">
      <style:text-properties style:font-name="AnjaliOldLipi" officeooo:rsid="0077e551"/>
    </style:style>
    <style:style style:name="T50" style:family="text">
      <style:text-properties style:font-name="AnjaliOldLipi" officeooo:rsid="007d7e7f"/>
    </style:style>
    <style:style style:name="T51" style:family="text">
      <style:text-properties style:font-name="AnjaliOldLipi" officeooo:rsid="007f08a3"/>
    </style:style>
    <style:style style:name="T52" style:family="text">
      <style:text-properties style:font-name="AnjaliOldLipi" officeooo:rsid="007f903c"/>
    </style:style>
    <style:style style:name="T53" style:family="text">
      <style:text-properties style:font-name="AnjaliOldLipi" officeooo:rsid="0080bb83"/>
    </style:style>
    <style:style style:name="T54" style:family="text">
      <style:text-properties style:font-name="AnjaliOldLipi" officeooo:rsid="0083c418"/>
    </style:style>
    <style:style style:name="T55" style:family="text">
      <style:text-properties style:font-name="AnjaliOldLipi" officeooo:rsid="008a655e"/>
    </style:style>
    <style:style style:name="T56" style:family="text">
      <style:text-properties style:text-position="super 58%" style:font-name="AnjaliOldLipi"/>
    </style:style>
    <style:style style:name="T57" style:family="text">
      <style:text-properties style:text-position="super 58%" style:font-name="AnjaliOldLipi" officeooo:rsid="0076f483"/>
    </style:style>
    <style:style style:name="T58" style:family="text">
      <style:text-properties style:text-position="super 58%" style:font-name="AnjaliOldLipi" officeooo:rsid="007d7e7f"/>
    </style:style>
    <style:style style:name="T59" style:family="text">
      <style:text-properties style:text-position="super 58%" style:font-name="AnjaliOldLipi" officeooo:rsid="007f903c"/>
    </style:style>
    <style:style style:name="T60" style:family="text">
      <style:text-properties style:text-position="super 58%" style:font-name="AnjaliOldLipi" officeooo:rsid="0080bb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text:span text:style-name="T2">Data Structures</text:span></text:p>
      <text:p text:style-name="P21"/>
      <text:p text:style-name="P21"><text:s/>Day -1 ---&gt; Collections</text:p>
      <text:p text:style-name="P21">Day - 2 ---&gt; Tree, Map, Sort,Algorithm,Searches</text:p>
      <text:p text:style-name="P22"/>
      <text:p text:style-name="P1"><text:span text:style-name="T3">C</text:span><text:span text:style-name="T1">ollections :</text:span></text:p>
      <text:p text:style-name="P21">------------------</text:p>
      <text:p text:style-name="P21"/>
      <text:p text:style-name="P21">-&gt; Data Structures – A way of Storing, manipulating, retreiving and deleting Data in an organized way.</text:p>
      <text:p text:style-name="P21"/>
      <text:p text:style-name="P21"><text:tab/><text:tab/>Iterable Interface – for each</text:p>
      <text:p text:style-name="P21"><text:tab/><text:tab/><text:tab/>|</text:p>
      <text:p text:style-name="P21"><text:tab/><text:tab/><text:tab/>|</text:p>
      <text:p text:style-name="P21"><text:tab/><text:tab/>Collection(i)<text:tab/><text:tab/>add(e)</text:p>
      <text:p text:style-name="P21"><text:tab/><text:tab/><text:tab/><text:tab/><text:tab/>remove(e)</text:p>
      <text:p text:style-name="P21"><text:tab/><text:tab/><text:tab/><text:tab/><text:tab/>size()</text:p>
      <text:p text:style-name="P21"><text:tab/><text:tab/><text:tab/><text:tab/><text:tab/>contains(e)</text:p>
      <text:p text:style-name="P21"><text:tab/><text:tab/><text:tab/><text:tab/><text:tab/>iterator()</text:p>
      <text:p text:style-name="P21"><text:tab/><text:tab/><text:tab/></text:p>
      <text:p text:style-name="P21">Collection has List(i) and Set(i)</text:p>
      <text:p text:style-name="P21"/>
      <text:p text:style-name="P21">List : indexed Collection</text:p>
      <text:p text:style-name="P21"><text:tab/>get(index)</text:p>
      <text:p text:style-name="P21"><text:tab/>add(index, e)</text:p>
      <text:p text:style-name="P21"><text:tab/>remove(index)</text:p>
      <text:p text:style-name="P21"><text:tab/>set(index, e)</text:p>
      <text:p text:style-name="P21"/>
      <text:p text:style-name="P23">The main benifit of using interface in java is to maintain the standard and create the contact, which implmeneting class will follow which will lead to loose coupling. and we can achieve multiple inheritance also.</text:p>
      <text:p text:style-name="P23"/>
      <text:p text:style-name="P23">List (i) implementations are</text:p>
      <text:p text:style-name="P23">1. ArrayList(Concrete Implementation)</text:p>
      <text:p text:style-name="P23"><text:tab/>-&gt; Using Array Internally</text:p>
      <text:p text:style-name="P23"><text:tab/><text:tab/>The main advantage of an Array is, no matter how long the array is , we can fetch the element based on index in constant time</text:p>
      <text:p text:style-name="P23"><text:tab/><text:tab/>The main disadvantage the is it’s of fixed size.</text:p>
      <text:p text:style-name="P23"><text:tab/>-&gt; As it uses an array, if we gave size as 10, after the 10 elememnynts are filled, it’ll automatically create another array with the multiplication by factror and copy the elements in old array and add will add the new elemenyts from there.</text:p>
      <text:p text:style-name="P2"><text:soft-page-break/><text:span text:style-name="T1"><text:tab/>-</text:span><text:span text:style-name="T4">&gt; default capacity of arraylist is 10 and default factor capacity 1.5 will be , so if 10 elemennts are filled in the arraylist, it’ll create a new array internally with size 10*1.5 = 15 and move the elements ain old array there.</text:span></text:p>
      <text:p text:style-name="P23"><text:tab/>-&gt; Array List is used, when we require the fetching of elemets.</text:p>
      <text:p text:style-name="P23"><text:tab/>-&gt; if we do add(e) element will be added in the end.</text:p>
      <text:p text:style-name="P23"><text:tab/>-&gt; if we do add(0,e) element will be added in 0 index, and other elements are shifted.</text:p>
      <text:p text:style-name="P23"><text:tab/>-&gt; But the above will thing reduce the performance of the arraylist.</text:p>
      <text:p text:style-name="P23"><text:tab/>-&gt; Performance will be reduced even if we remove the element. As elements needs to be shifted lef.</text:p>
      <text:p text:style-name="P23"/>
      <text:p text:style-name="P2"><text:span text:style-name="T1"><text:tab/></text:span><text:span text:style-name="T5">Methods :</text:span></text:p>
      <text:p text:style-name="P24"><text:tab/><text:tab/><text:tab/>add(e), add(1,e)</text:p>
      <text:p text:style-name="P24"><text:tab/><text:tab/><text:tab/>remove(e), remove(index)</text:p>
      <text:p text:style-name="P24"><text:tab/><text:tab/><text:tab/>size()</text:p>
      <text:p text:style-name="P24"><text:tab/><text:tab/><text:tab/>addAll(any collection)</text:p>
      <text:p text:style-name="P24"><text:tab/><text:tab/><text:tab/>get(index)</text:p>
      <text:p text:style-name="P24"><text:tab/><text:tab/><text:tab/>contains(e) //returns boolean</text:p>
      <text:p text:style-name="P24"><text:tab/><text:tab/><text:tab/>indexOf(e) //returns int index</text:p>
      <text:p text:style-name="P24"><text:tab/><text:tab/><text:tab/>and Manymore.......!</text:p>
      <text:p text:style-name="P2"><text:span text:style-name="T5"><text:tab/>-</text:span><text:span text:style-name="T6">&gt; While Iterating using iterator/loop u cannot remove the element, as u cannot change the size while itearting on it.</text:span><text:span text:style-name="T5"><text:tab/><text:tab/><text:tab/></text:span></text:p>
      <text:p text:style-name="P2"><text:span text:style-name="T1"><text:tab/>-</text:span><text:span text:style-name="T6">&gt; If we have a list/set/collection <text:s/>of customers or anyother, we must include the equals method in the Customer Class</text:span></text:p>
      <text:p text:style-name="P2"><text:span text:style-name="T1"><text:tab/>-</text:span><text:span text:style-name="T7">&gt; List&lt;Customer&gt; list = new ArrayList&lt;&gt;();</text:span></text:p>
      <text:p text:style-name="P25"><text:tab/><text:tab/>Here we no need to mandatorily use &lt;Customer &gt; beside arraylist, coz java byte code does not support generics, generic is only for the comiple tyme safety, so, internally all lists we use generics are normal arralilist only.</text:p>
      <text:p text:style-name="P2"><text:span text:style-name="T7"><text:tab/>-</text:span><text:span text:style-name="T8">&gt; We can sort the list, java already has the sorting algorithm, it uses speacialized merge sort interanlly, only thing we need to give is based on th elements are to ne sorted.</text:span></text:p>
      <text:p text:style-name="P26"><text:tab/><text:tab/>=&gt; we need provide a comparitor</text:p>
      <text:p text:style-name="P26"><text:tab/><text:tab/><text:tab/>create a comparitor class that implements Comparitor&lt;Customer&gt; in it we give the logic to compare.</text:p>
      <text:p text:style-name="P26"/>
      <text:p text:style-name="P2"><text:span text:style-name="T8">-</text:span><text:span text:style-name="T9">&gt; We can use Comparable interface to do the sorting as well,</text:span></text:p>
      <text:p text:style-name="P27"><text:tab/>We just make the Customer class implements Comparable interface and override the compareTO method and give the logic based on which it should be compared. And then , in we can give Collections.sort(list)</text:p>
      <text:p text:style-name="P2"><text:span text:style-name="T8"><text:tab/>-</text:span><text:span text:style-name="T10">&gt; if we want natural/default sorting use comparable else use sort and comparator.</text:span></text:p>
      <text:p text:style-name="P2"><text:soft-page-break/><text:span text:style-name="T10"><text:tab/>-</text:span><text:span text:style-name="T21">&gt; If we’re iterating over a list and if we’re making changes in that list </text:span><text:span text:style-name="T23">i.e in </text:span><text:span text:style-name="T22"><text:s/>size of the list , </text:span><text:span text:style-name="T21">add/remove then we’ll get ConcurrentModificationException</text:span></text:p>
      <text:p text:style-name="P2"><text:span text:style-name="T10"><text:tab/></text:span><text:span text:style-name="T24">i.e u can add elements in a list in loop, but we cannot iterate the same list and make changes to it’s size.</text:span></text:p>
      <text:p text:style-name="P23"/>
      <text:p text:style-name="P23"/>
      <text:p text:style-name="P2"><text:span text:style-name="T1">2. LinkedList : </text:span><text:span text:style-name="T10">Is also concrete implementation of List interface.</text:span></text:p>
      <text:p text:style-name="P28"><text:tab/>-&gt; Internally using a doubly linked linkedlist.</text:p>
      <text:p text:style-name="P28"><text:tab/><text:tab/>i.e each element has nodes that points the next element as well as its previous element.</text:p>
      <text:p text:style-name="P28"><text:tab/>-&gt; Adding and removal is fastre that ArrayList.</text:p>
      <text:p text:style-name="P3"><text:span text:style-name="T10"><text:tab/>-<text:tab/></text:span><text:span text:style-name="T11">As no shifting happens, just the node points to the new element, thatr’s it.</text:span></text:p>
      <text:p text:style-name="P29"><text:tab/>&gt; disadvantage is fetching will be slower than ArrayList.</text:p>
      <text:p text:style-name="P2"><text:span text:style-name="T10"><text:tab/>-</text:span><text:span text:style-name="T12">&gt; Mostly used when main requirement is add/remove element.</text:span></text:p>
      <text:p text:style-name="P2"><text:span text:style-name="T12"><text:tab/></text:span><text:span text:style-name="T13">List&lt;Customer&gt; list = new LinkedList&lt;&gt;();</text:span></text:p>
      <text:p text:style-name="P2"><text:span text:style-name="T13"><text:tab/>-&gt; Methods are </text:span><text:span text:style-name="T14">almost </text:span><text:span text:style-name="T13">same as ArrayList, </text:span><text:span text:style-name="T14">with some other new ones.</text:span></text:p>
      <text:p text:style-name="P30"><text:tab/>-&gt; LinkedList can be used as Deque /Queue.</text:p>
      <text:p text:style-name="P2"><text:span text:style-name="T14"><text:tab/>-&gt; We </text:span><text:span text:style-name="T16">Can do Queue operations as well with LinkedLsits, for that we </text:span><text:span text:style-name="T14">have removeFirst(), removeLast(), addFirst(E e) and AddLast(E e) methods, pollFirst(), pollLast(), getFirst(), getLast() , </text:span><text:span text:style-name="T15">peekFirst(), peekLast()</text:span><text:span text:style-name="T14">(Queue ones)</text:span></text:p>
      <text:p text:style-name="P30"/>
      <text:p text:style-name="P30"/>
      <text:p text:style-name="P4"><text:span text:style-name="T14">Q</text:span><text:span text:style-name="T1">ueue : FIFO policy</text:span></text:p>
      <text:p text:style-name="P4"><text:span text:style-name="T1"><text:tab/></text:span><text:span text:style-name="T17">Deque – Doubly ended queue, </text:span><text:span text:style-name="T18">where we can add and remove elements from both ends</text:span></text:p>
      <text:p text:style-name="P4"><text:span text:style-name="T18"><text:tab/></text:span><text:span text:style-name="T19">EX: Music Player Next and Previous Song, Forward and Backward in browser.</text:span></text:p>
      <text:p text:style-name="P31"/>
      <text:p text:style-name="P5"><text:span text:style-name="T19">B</text:span><text:span text:style-name="T1">locking Deque – Supports bloacking operations.</text:span></text:p>
      <text:p text:style-name="P32"><text:tab/>Used in Producer Consumer </text:p>
      <text:p text:style-name="P32"><text:tab/>If 10 things are produced, let them cosume by the consumer, else there will be lot of things produced and consuemer cannot consueme.</text:p>
      <text:p text:style-name="P5"><text:span text:style-name="T1"><text:tab/>- So if there 10 elemets are occupied, we cannot add 11</text:span><text:span text:style-name="T56">th</text:span><text:span text:style-name="T1"> element until one of the element is processed.</text:span></text:p>
      <text:p text:style-name="P32"><text:tab/>- We have ArrayBlockingQueue which will have/implements <text:s/>BlockingQueue</text:p>
      <text:p text:style-name="P5"><text:span text:style-name="T1">- </text:span><text:span text:style-name="T20">Used when we want producere, producing a lot</text:span></text:p>
      <text:p text:style-name="P33"><text:tab/>- There are ArrayBlockingQueueu and LinkedBlockingQueue</text:p>
      <text:p text:style-name="P31"/>
      <text:p text:style-name="P31">-----------------------------------------------------------------------------------------------</text:p>
      <text:p text:style-name="P31"/>
      <text:p text:style-name="P6"><text:soft-page-break/><text:span text:style-name="T19">A</text:span><text:span text:style-name="T1">fterNoon </text:span></text:p>
      <text:p text:style-name="P34">-----------------</text:p>
      <text:p text:style-name="P35">Set :</text:p>
      <text:p text:style-name="P35"><text:tab/>In set elements are unique.</text:p>
      <text:p text:style-name="P35"><text:tab/>Not Indexed collections(get by index will not be there)</text:p>
      <text:p text:style-name="P37">Set(Interface) :<text:tab/> Hashset</text:p>
      <text:p text:style-name="P37"><text:tab/><text:tab/><text:tab/>Treeset</text:p>
      <text:p text:style-name="P37"><text:tab/><text:tab/><text:tab/>LinkedHashset</text:p>
      <text:p text:style-name="P37">All the 3 are concrete implementations.</text:p>
      <text:p text:style-name="P36"/>
      <text:p text:style-name="P7"><text:span text:style-name="T25">Hashset : </text:span><text:span text:style-name="T1"><text:tab/></text:span><text:span text:style-name="T25">Is Hash based collection.</text:span></text:p>
      <text:p text:style-name="P36"><text:s text:c="2"/>-&gt; A Hashbased collection is something, which will store the elements based on hashcodes.</text:p>
      <text:p text:style-name="P36"/>
      <text:p text:style-name="P7"><text:span text:style-name="T25"><text:s text:c="2"/>-</text:span><text:span text:style-name="T26">&gt; hashset.contains(e) -&gt; It’ll verify based oon hashcode of that element.</text:span></text:p>
      <text:p text:style-name="P7"><text:span text:style-name="T26"><text:s text:c="2"/>-</text:span><text:span text:style-name="T27">&gt; Contains method is faster in set, than in lists.</text:span></text:p>
      <text:p text:style-name="P7"><text:span text:style-name="T27"><text:s/>-</text:span><text:span text:style-name="T28">&gt; Insertion order is not maintained here,</text:span></text:p>
      <text:p text:style-name="P38"><text:tab/>Elemets will be of random order based on Hashcode.</text:p>
      <text:p text:style-name="P7"><text:span text:style-name="T28"><text:s/>-</text:span><text:span text:style-name="T39">&gt; In Hashsets of Custom Types(Customer, </text:span><text:span text:style-name="T55">E</text:span><text:span text:style-name="T39">mployee) he need to override hashcode method.</text:span></text:p>
      <text:p text:style-name="P7"><text:span text:style-name="T39"><text:s/>-</text:span><text:span text:style-name="T40">&gt; For Wrapper Classes, it’s already there, no need for us to override the method.</text:span></text:p>
      <text:p text:style-name="P38"/>
      <text:p text:style-name="P17"><text:span text:style-name="T28">H</text:span><text:span text:style-name="T1">ashCode and Equals Contract: </text:span></text:p>
      <text:p text:style-name="P39"><text:tab/><text:tab/>- if 2 elements are equal, their hashcode should be same. </text:p>
      <text:p text:style-name="P39"><text:tab/><text:tab/>- If 2 elemets are returnng same hashcode , it won’t guarentee that the elemenst are equals.</text:p>
      <text:p text:style-name="P17"><text:span text:style-name="T1"><text:tab/><text:tab/><text:tab/></text:span><text:span text:style-name="T41">EX: If car and bike objectsis having hashcode of 1 that won’t guarentee that the objects are eequals.</text:span></text:p>
      <text:p text:style-name="P40"/>
      <text:p text:style-name="P17"><text:span text:style-name="T41"><text:tab/>-</text:span><text:span text:style-name="T42">&gt; First it’ll check the hascodes in custom objects and if the hashcodes are not same won’t call equals method, but if the hashcodes are same then only it’ll call equals method.</text:span></text:p>
      <text:p text:style-name="P41"><text:tab/></text:p>
      <text:p text:style-name="P18"><text:span text:style-name="T42"><text:tab/></text:span><text:span text:style-name="T1">Set&lt;Integer&gt; set = new HashSet&lt;&gt;();</text:span></text:p>
      <text:p text:style-name="P39"/>
      <text:p text:style-name="P8"><text:span text:style-name="T28">L</text:span><text:span text:style-name="T1">inkedhashSet : - Is a Hashset but it manages the insertion order also.</text:span></text:p>
      <text:p text:style-name="P42"><text:tab/>-&gt; elemets will be in the order of insertion.</text:p>
      <text:p text:style-name="P42"/>
      <text:p text:style-name="P43">TreeSet : Is a set, which maintains the elemets in Sorted way(Numerically, alphoabetically etc.)</text:p>
      <text:p text:style-name="P9"><text:span text:style-name="T1"><text:tab/></text:span><text:span text:style-name="T29">Treeset extends Navigable Set and Navigable set is extending Sorted Set.</text:span></text:p>
      <text:p text:style-name="P44"><text:soft-page-break/><text:tab/>-&gt; Navigable set has pollFirst and PollLast</text:p>
      <text:p text:style-name="P9"><text:span text:style-name="T29"><text:tab/>-</text:span><text:span text:style-name="T30">&gt; In Treeset we cannot add null. As sorted set implementations won’t accept null, It’ss throw nullpointerexceptions.</text:span></text:p>
      <text:p text:style-name="P44"/>
      <text:p text:style-name="P10"><text:span text:style-name="T29">M</text:span><text:span text:style-name="T1">aps :</text:span></text:p>
      <text:p text:style-name="P45"/>
      <text:p text:style-name="P45">Map(interface) -&gt; An Interface, which is not part of Collections Interface</text:p>
      <text:p text:style-name="P45"><text:tab/>-&gt; Is a part of collection framework but as it’s not extending collection interface, it won’t have that methods.</text:p>
      <text:p text:style-name="P45"/>
      <text:p text:style-name="P45"><text:tab/>-&gt; Map is ke Key, value pairs</text:p>
      <text:p text:style-name="P10"><text:span text:style-name="T1"><text:tab/><text:tab/>Where Key is unique and Values can be duplicated </text:span><text:span text:style-name="T30">and can be null</text:span><text:span text:style-name="T1">.</text:span></text:p>
      <text:p text:style-name="P10"><text:span text:style-name="T1"><text:tab/></text:span><text:span text:style-name="T31">Implementations are :</text:span></text:p>
      <text:p text:style-name="P46"><text:tab/><text:tab/>HashMap</text:p>
      <text:p text:style-name="P46"><text:tab/><text:tab/>Linkedhashmap and</text:p>
      <text:p text:style-name="P46"><text:tab/><text:tab/>TreeMap</text:p>
      <text:p text:style-name="P11"><text:span text:style-name="T31">H</text:span><text:span text:style-name="T1">ashMap : It’s also a hashbased collection. Here hash is calculated based on Key and not on value. </text:span><text:span text:style-name="T33">It’ll store the elemets in random order.</text:span></text:p>
      <text:p text:style-name="P11"><text:span text:style-name="T1"><text:tab/></text:span><text:span text:style-name="T32">Class{</text:span></text:p>
      <text:p text:style-name="P47"><text:tab/><text:tab/>main(){</text:p>
      <text:p text:style-name="P47"><text:tab/><text:tab/><text:tab/>Map&lt;Integer, Customer&gt;map = new HaspMap&lt;&gt;();</text:p>
      <text:p text:style-name="P11"><text:span text:style-name="T32"><text:tab/><text:tab/><text:tab/></text:span><text:span text:style-name="T33">map.put(1, new Customer(1, “Abisheisk”));</text:span></text:p>
      <text:p text:style-name="P12"><text:span text:style-name="T33"><text:tab/><text:tab/><text:tab/></text:span><text:span text:style-name="T34">map.put(2, new Cusyomer(2, “Ram”););</text:span></text:p>
      <text:p text:style-name="P49"><text:tab/><text:tab/><text:tab/></text:p>
      <text:p text:style-name="P49"><text:tab/><text:tab/><text:tab/>int size = map.size();</text:p>
      <text:p text:style-name="P49"><text:tab/><text:tab/><text:tab/>Customer cust = map.getKey(2);</text:p>
      <text:p text:style-name="P49"><text:tab/><text:tab/><text:tab/>boolean keyExists = map.containsKey(2);</text:p>
      <text:p text:style-name="P49"><text:tab/><text:tab/><text:tab/></text:p>
      <text:p text:style-name="P12"><text:span text:style-name="T34"><text:tab/><text:tab/><text:tab/>//To itearte over </text:span><text:span text:style-name="T35">keys in a</text:span><text:span text:style-name="T34"> map </text:span></text:p>
      <text:p text:style-name="P49"><text:tab/><text:tab/><text:tab/>Set&lt;Integer&gt;keys = map.keySet();</text:p>
      <text:p text:style-name="P49"><text:tab/><text:tab/><text:tab/>for(int key : keys){</text:p>
      <text:p text:style-name="P49"><text:tab/><text:tab/><text:tab/><text:tab/>Customer val = map.get(key);</text:p>
      <text:p text:style-name="P49"><text:tab/><text:tab/><text:tab/>}</text:p>
      <text:p text:style-name="P50"/>
      <text:p text:style-name="P51"><text:tab/><text:tab/><text:tab/>//To iterate over both keys and Values we can use entry set</text:p>
      <text:p text:style-name="P51"><text:tab/><text:tab/><text:tab/>Set&lt;Map.Entry&lt;Integer,Customer&gt;&gt; entries = map.entrySet();</text:p>
      <text:p text:style-name="P51"><text:tab/><text:tab/><text:tab/>for(Map.Entry&lt;Integer, Customer&gt;entry : entries){</text:p>
      <text:p text:style-name="P51"><text:tab/><text:tab/><text:tab/><text:tab/>Syso(entry.getKey());</text:p>
      <text:p text:style-name="P51"><text:tab/><text:tab/><text:tab/><text:tab/>Customer c = entry.getvalue();</text:p>
      <text:p text:style-name="P51"><text:tab/><text:tab/><text:tab/>}</text:p>
      <text:p text:style-name="P49"><text:tab/><text:tab/><text:tab/></text:p>
      <text:p text:style-name="P47"><text:soft-page-break/><text:tab/><text:tab/>}</text:p>
      <text:p text:style-name="P47"><text:tab/>}</text:p>
      <text:p text:style-name="P47"/>
      <text:p text:style-name="P11"><text:span text:style-name="T32"><text:tab/>-</text:span><text:span text:style-name="T36">&gt; HashSet internally uses Hashmap only where keys are used.</text:span></text:p>
      <text:p text:style-name="P52"/>
      <text:p text:style-name="P14"><text:span text:style-name="T1">LinkedHashMap : Same concept where LinkedHashSet + Hashmap. </text:span><text:span text:style-name="T38">i.e elements are stored in the order of </text:span><text:span text:style-name="T44">insertion.</text:span></text:p>
      <text:p text:style-name="P53"/>
      <text:p text:style-name="P20"><text:span text:style-name="T44">L</text:span><text:span text:style-name="T1">RU Cache : Least recently Used Cache.</text:span></text:p>
      <text:p text:style-name="P54"><text:tab/>We’ll keep our cache as small a spossible, so we can remove least used/olderst entries from the linkedHashMap.</text:p>
      <text:p text:style-name="P54">For that : </text:p>
      <text:p text:style-name="P14"><text:span text:style-name="T44"><text:tab/>- </text:span><text:span text:style-name="T45">We can chnage the insertion order to acces order, i.e least/no accessed......to most recently accessed.</text:span></text:p>
      <text:p text:style-name="P19"><text:span text:style-name="T45"><text:tab/>F</text:span><text:span text:style-name="T1">or this, we must declare the map like this, </text:span></text:p>
      <text:p text:style-name="P19"><text:span text:style-name="T45"><text:tab/><text:tab/>L</text:span><text:span text:style-name="T1">inkedHashMap&lt;Integer,Customer&gt; map = new LinkedhashMap&lt;&gt;(initialCapacity : 2, LoadFactor : .75f, accessOrder: true);</text:span></text:p>
      <text:p text:style-name="P15"><text:span text:style-name="T1"><text:tab/>- </text:span><text:span text:style-name="T46">There is also a method called removeEldestEntry </text:span><text:span text:style-name="T47">(This only works for accessOrder true)</text:span></text:p>
      <text:p text:style-name="P15"><text:span text:style-name="T46"><text:tab/><text:tab/>removeEldestEntry</text:span><text:span text:style-name="T47">(Map.Entry&lt;Integer,Customer&gt;elsed){</text:span></text:p>
      <text:p text:style-name="P55"><text:tab/><text:tab/><text:tab/>return size()&gt;3;</text:p>
      <text:p text:style-name="P55"><text:tab/><text:tab/>}</text:p>
      <text:p text:style-name="P16"><text:span text:style-name="T47"><text:tab/><text:tab/>//</text:span><text:span text:style-name="T48">After this i added 4 elements in map, the 1</text:span><text:span text:style-name="T57">st</text:span><text:span text:style-name="T48"> added element will be removed automatically </text:span><text:span text:style-name="T49">as i gave size &gt;3</text:span></text:p>
      <text:p text:style-name="P16"><text:span text:style-name="T49"><text:tab/><text:tab/>// </text:span><text:span text:style-name="T51">I</text:span><text:span text:style-name="T50">f before adding 4</text:span><text:span text:style-name="T58">th</text:span><text:span text:style-name="T50"> element i used 1</text:span><text:span text:style-name="T58">st</text:span><text:span text:style-name="T50"> added element, then the least no used entry will be removed</text:span><text:span text:style-name="T52">(i.e 2</text:span><text:span text:style-name="T59">nd</text:span><text:span text:style-name="T52"> added one </text:span><text:span text:style-name="T53">if that also used, then 3</text:span><text:span text:style-name="T60">rd</text:span><text:span text:style-name="T53"> added also used, then again 1</text:span><text:span text:style-name="T60">st</text:span><text:span text:style-name="T53"> added will be removed.</text:span><text:span text:style-name="T52">)</text:span><text:span text:style-name="T48"> </text:span></text:p>
      <text:p text:style-name="P56"/>
      <text:p text:style-name="P16"><text:span text:style-name="T48"><text:s/>//</text:span><text:span text:style-name="T54">Only in LinkedHasMap we have this feature.</text:span></text:p>
      <text:p text:style-name="P57"/>
      <text:p text:style-name="P52"/>
      <text:p text:style-name="P52"/>
      <text:p text:style-name="P14"><text:span text:style-name="T1">TreeMap : </text:span><text:span text:style-name="T37">A Map, where the entries will be in the sorted order of their keys</text:span></text:p>
      <text:p text:style-name="P58"><text:tab/></text:p>
      <text:p text:style-name="P48">---------------</text:p>
      <text:p text:style-name="P48"/>
      <text:p text:style-name="P59">We can have Collections of Collections :</text:p>
      <text:p text:style-name="P59"><text:tab/><text:tab/>List of lists, sets, maps</text:p>
      <text:p text:style-name="P59"><text:tab/><text:tab/>Set of Sets,Lists,Maps</text:p>
      <text:p text:style-name="P13"><text:span text:style-name="T43"><text:tab/><text:tab/>Map of Lists,sets, Maps etc.</text:span><text:span text:style-name="T32"><text:tab/><text:tab/><text:tab/></text:span></text:p>
      <text:p text:style-name="P45"><text:tab/><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jaliOldLipi" svg:font-family="AnjaliOldLip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09:33:57.214547010</meta:creation-date>
    <dc:date>2023-01-29T09:17:47.440517347</dc:date>
    <meta:editing-duration>PT5H48M11S</meta:editing-duration>
    <meta:editing-cycles>66</meta:editing-cycles>
    <meta:generator>LibreOffice/7.3.7.2$Linux_X86_64 LibreOffice_project/30$Build-2</meta:generator>
    <meta:document-statistic meta:table-count="0" meta:image-count="0" meta:object-count="0" meta:page-count="6" meta:paragraph-count="164" meta:word-count="1444" meta:character-count="9134" meta:non-whitespace-character-count="7572"/>
  </office:meta>
</office:document-meta>
</file>